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10" table:default-cell-style-name="Default"/>
        <table:table-row table:style-name="ro1">
          <table:table-cell/>
          <table:table-cell office:value-type="string" table:number-columns-spanned="3" table:number-rows-spanned="1">
            <text:p>CKT_figura1</text:p>
          </table:table-cell>
          <table:covered-table-cell table:number-columns-repeated="2"/>
          <table:table-cell office:value-type="string" table:number-columns-spanned="3" table:number-rows-spanned="1">
            <text:p>CKT_figura2</text:p>
          </table:table-cell>
          <table:covered-table-cell table:number-columns-repeated="2"/>
          <table:table-cell office:value-type="string" table:number-columns-spanned="3" table:number-rows-spanned="1">
            <text:p>CKT_figura3</text:p>
          </table:table-cell>
          <table:covered-table-cell table:number-columns-repeated="2"/>
        </table:table-row>
        <table:table-row table:style-name="ro2">
          <table:table-cell office:value-type="string">
            <text:p>ns</text:p>
          </table:table-cell>
          <table:table-cell office:value-type="string">
            <text:p>u1</text:p>
          </table:table-cell>
          <table:table-cell office:value-type="string">
            <text:p>u2</text:p>
          </table:table-cell>
          <table:table-cell office:value-type="string">
            <text:p>u3</text:p>
          </table:table-cell>
          <table:table-cell office:value-type="string">
            <text:p>u1</text:p>
          </table:table-cell>
          <table:table-cell office:value-type="string">
            <text:p>u2</text:p>
          </table:table-cell>
          <table:table-cell office:value-type="string">
            <text:p>u3</text:p>
          </table:table-cell>
          <table:table-cell office:value-type="string">
            <text:p>u1</text:p>
          </table:table-cell>
          <table:table-cell office:value-type="string">
            <text:p>u2</text:p>
          </table:table-cell>
          <table:table-cell office:value-type="string">
            <text:p>u3</text:p>
          </table:table-cell>
        </table:table-row>
        <table:table-row table:style-name="ro2">
          <table:table-cell office:value-type="string">
            <text:p>td_lh</text:p>
          </table:table-cell>
          <table:table-cell office:value-type="string">
            <text:p>0.141901</text:p>
          </table:table-cell>
          <table:table-cell office:value-type="string">
            <text:p>0.29689</text:p>
          </table:table-cell>
          <table:table-cell office:value-type="string">
            <text:p>0.47036415</text:p>
          </table:table-cell>
          <table:table-cell office:value-type="string">
            <text:p>0.160023</text:p>
          </table:table-cell>
          <table:table-cell office:value-type="string">
            <text:p>0.32685</text:p>
          </table:table-cell>
          <table:table-cell office:value-type="string">
            <text:p>0.405166</text:p>
          </table:table-cell>
          <table:table-cell office:value-type="string">
            <text:p>0.4777782</text:p>
          </table:table-cell>
          <table:table-cell office:value-type="string">
            <text:p>0.350203</text:p>
          </table:table-cell>
          <table:table-cell office:value-type="string">
            <text:p>0.285166</text:p>
          </table:table-cell>
        </table:table-row>
        <table:table-row table:style-name="ro2">
          <table:table-cell office:value-type="string">
            <text:p>td_hl</text:p>
          </table:table-cell>
          <table:table-cell office:value-type="string">
            <text:p>0.19158</text:p>
          </table:table-cell>
          <table:table-cell office:value-type="string">
            <text:p>0.27594</text:p>
          </table:table-cell>
          <table:table-cell office:value-type="string">
            <text:p>0.326919</text:p>
          </table:table-cell>
          <table:table-cell office:value-type="string">
            <text:p>0.18847784</text:p>
          </table:table-cell>
          <table:table-cell office:value-type="string">
            <text:p>0.255252</text:p>
          </table:table-cell>
          <table:table-cell office:value-type="string">
            <text:p>0.315565</text:p>
          </table:table-cell>
          <table:table-cell office:value-type="string">
            <text:p>0.499822</text:p>
          </table:table-cell>
          <table:table-cell office:value-type="string">
            <text:p>0.432213</text:p>
          </table:table-cell>
          <table:table-cell office:value-type="string">
            <text:p>0.359775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0.51975</text:p>
          </table:table-cell>
          <table:table-cell office:value-type="string">
            <text:p>1.16423</text:p>
          </table:table-cell>
          <table:table-cell office:value-type="string">
            <text:p>1.72133</text:p>
          </table:table-cell>
          <table:table-cell office:value-type="string">
            <text:p>0.5651903</text:p>
          </table:table-cell>
          <table:table-cell office:value-type="string">
            <text:p>1.34148</text:p>
          </table:table-cell>
          <table:table-cell office:value-type="string">
            <text:p>1.63088</text:p>
          </table:table-cell>
          <table:table-cell office:value-type="string">
            <text:p>1.28325</text:p>
          </table:table-cell>
          <table:table-cell office:value-type="string">
            <text:p>0.8755099</text:p>
          </table:table-cell>
          <table:table-cell office:value-type="string">
            <text:p>1.14817</text:p>
          </table:table-cell>
        </table:table-row>
        <table:table-row table:style-name="ro2">
          <table:table-cell office:value-type="string">
            <text:p>tf</text:p>
          </table:table-cell>
          <table:table-cell office:value-type="string">
            <text:p>0.29431</text:p>
          </table:table-cell>
          <table:table-cell office:value-type="string">
            <text:p>0.471045</text:p>
          </table:table-cell>
          <table:table-cell office:value-type="string">
            <text:p>0.615171</text:p>
          </table:table-cell>
          <table:table-cell office:value-type="string">
            <text:p>0.3144887</text:p>
          </table:table-cell>
          <table:table-cell office:value-type="string">
            <text:p>0.424344</text:p>
          </table:table-cell>
          <table:table-cell office:value-type="string">
            <text:p>0.580511</text:p>
          </table:table-cell>
          <table:table-cell office:value-type="string">
            <text:p>0.74369</text:p>
          </table:table-cell>
          <table:table-cell office:value-type="string">
            <text:p>0.620554</text:p>
          </table:table-cell>
          <table:table-cell office:value-type="string">
            <text:p>0.55052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KT_figura4</text:p>
          </table:table-cell>
          <table:table-cell table:number-columns-repeated="8"/>
        </table:table-row>
        <table:table-row table:style-name="ro2">
          <table:table-cell office:value-type="string">
            <text:p>td_lh</text:p>
          </table:table-cell>
          <table:table-cell office:value-type="string">
            <text:p>373.29024 ps</text:p>
          </table:table-cell>
          <table:table-cell table:number-columns-repeated="8"/>
        </table:table-row>
        <table:table-row table:style-name="ro2">
          <table:table-cell office:value-type="string">
            <text:p>td_hl</text:p>
          </table:table-cell>
          <table:table-cell office:value-type="string">
            <text:p>314.73491 ps</text:p>
          </table:table-cell>
          <table:table-cell table:number-columns-repeated="8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3">13/09/2010</text:date>, <text:time>12:11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9-13T11:29:43.73</meta:creation-date>
    <dc:date>2010-09-13T12:11:05.68</dc:date>
    <meta:editing-duration>PT00H41M26S</meta:editing-duration>
    <meta:editing-cycles>3</meta:editing-cycles>
    <meta:generator>BrOffice.org/3.1$Win32 OpenOffice.org_project/310m11$Build-9399</meta:generator>
    <meta:document-statistic meta:table-count="3" meta:cell-count="58" meta:object-count="0"/>
  </office:meta>
</office:document-meta>
</file>